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nvironment.extractAction( Request req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Environment.setStatu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Environment.extractView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tryResetRespon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nvironment.AbstractEnvironment( String uri , String view ,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Environment.finishing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Environment.setView( String vie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nvironmen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isInternal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setURI( String prefix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nvironment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setAction( String 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nvironment.commitRespon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Environment.isResponse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AbstractEnvironment( String uri , String 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setResponseIs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Environment.ge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starting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Environmen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OutputStream( int bufferS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Environmen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